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0e6f82" officeooo:paragraph-rsid="000e6f82"/>
    </style:style>
    <style:style style:name="P2" style:family="paragraph" style:parent-style-name="Text_20_body">
      <style:text-properties officeooo:rsid="000e6f82" officeooo:paragraph-rsid="000e6f82"/>
    </style:style>
    <style:style style:name="P3" style:family="paragraph" style:parent-style-name="Text_20_body" style:list-style-name="L1">
      <style:text-properties officeooo:rsid="000e6f82" officeooo:paragraph-rsid="000e6f82"/>
    </style:style>
    <style:style style:name="P4" style:family="paragraph" style:parent-style-name="Text_20_body" style:list-style-name="L2">
      <style:text-properties officeooo:rsid="000e6f82" officeooo:paragraph-rsid="000e6f82"/>
    </style:style>
    <style:style style:name="P5" style:family="paragraph" style:parent-style-name="Text_20_body" style:list-style-name="L3">
      <style:text-properties officeooo:rsid="000e6f82" officeooo:paragraph-rsid="000e6f82"/>
    </style:style>
    <style:style style:name="P6" style:family="paragraph" style:parent-style-name="Text_20_body" style:list-style-name="L4">
      <style:text-properties officeooo:rsid="000e6f82" officeooo:paragraph-rsid="000e6f82"/>
    </style:style>
    <style:style style:name="P7" style:family="paragraph" style:parent-style-name="Text_20_body">
      <style:text-properties officeooo:paragraph-rsid="000e6f82"/>
    </style:style>
    <style:style style:name="P8" style:family="paragraph" style:parent-style-name="Title">
      <style:text-properties officeooo:rsid="000e6f82" officeooo:paragraph-rsid="000e6f82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6f8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6f82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line-through-style="solid" style:text-line-through-type="single" fo:font-style="normal" style:font-style-asian="normal" style:font-style-complex="normal"/>
    </style:style>
    <style:style style:name="T8" style:family="text">
      <style:text-properties style:text-line-through-style="solid" style:text-line-through-type="single" fo:font-style="italic" style:font-style-asian="italic" style:font-style-complex="italic"/>
    </style:style>
    <style:style style:name="T9" style:family="text">
      <style:text-properties fo:color="#ffffff" loext:opacity="100%"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ristian Lage Fern<text:span text:style-name="T1">ández</text:span></text:p>
      <text:p text:style-name="P2"><text:span text:style-name="T1"/></text:p>
      <text:p text:style-name="P1">Como crear un RAID en Linux con el comando mdadm</text:p>
      <text:p text:style-name="P2"/>
      <text:p text:style-name="P2"><text:span text:style-name="T10">Paso 1</text:span>: instalamos el mdadm por defecto que no suele estar instalado en Linux.</text:p>
      <text:p text:style-name="P2">Lo realizamos con el siguiente comando: apt-get install mdadm.</text:p>
      <text:p text:style-name="P2"><text:span text:style-name="T10">Paso 2</text:span>: Tenemos que llenar de ceros los discos que se van a incluir en el RAID para evitar problemas con los sistemas de ficheros existentes.</text:p>
      <text:p text:style-name="P2">Lo realizamos con el siguiente comando: mdadm –zero-superblock <text:span text:style-name="T2">dev/</text:span><text:span text:style-name="T4">hdb </text:span><text:span text:style-name="T2">dev</text:span><text:span text:style-name="T4">/hdc</text:span></text:p>
      <text:p text:style-name="P2"><text:span text:style-name="T6">Paso 3</text:span><text:span text:style-name="T4">: Lo siguiente sería crear el RAID, básicamente sería con:</text:span></text:p>
      <text:p text:style-name="P2"><text:span text:style-name="T4">Lo realizamos con el siguiente comando: mdadm -C </text:span><text:span text:style-name="T2">dev/</text:span><text:span text:style-name="T4">NOMBRERAID –level=raid[NUMERO] –raid-devices=NUMERO_DE_DISCOS </text:span><text:span text:style-name="T2">dev</text:span><text:span text:style-name="T4">/DISCO1 </text:span><text:span text:style-name="T2">dev</text:span><text:span text:style-name="T4">/DISCO2</text:span></text:p>
      <text:list xml:id="list2808260107" text:style-name="L1">
        <text:list-item>
          <text:p text:style-name="P3"><text:span text:style-name="T10">RAID 0</text:span>: seleccionamos un mínimo de d 2 discos:</text:p>
        </text:list-item>
      </text:list>
      <text:p text:style-name="P2">Lo realizamos con el siguiente comando: mdadm -C <text:span text:style-name="T2">dev</text:span><text:span text:style-name="T4">/md0 –level=raid0 –raid-devices2 </text:span><text:span text:style-name="T2">dev</text:span><text:span text:style-name="T4">/vdc </text:span><text:span text:style-name="T2">dev</text:span><text:span text:style-name="T4">/vdd</text:span></text:p>
      <text:list xml:id="list3260890236" text:style-name="L2">
        <text:list-item>
          <text:p text:style-name="P4"><text:span text:style-name="T6">RAID 1</text:span><text:span text:style-name="T4">: En el caso de RAID1 lo mejor es seleccionar un máximo de 2 discos / volúmenes.</text:span></text:p>
        </text:list-item>
      </text:list>
      <text:p text:style-name="P2"><text:span text:style-name="T4">Lo realizamos con el siguiente comando: mdadm -C </text:span><text:span text:style-name="T2">dev</text:span><text:span text:style-name="T4">/md0 –level=raid1 –radi-devices=2 </text:span><text:span text:style-name="T2">dev</text:span><text:span text:style-name="T4">/vdc </text:span><text:span text:style-name="T2">dev</text:span><text:span text:style-name="T4">/vdd</text:span></text:p>
      <text:list xml:id="list3434263697" text:style-name="L3">
        <text:list-item>
          <text:p text:style-name="P5"><text:span text:style-name="T6">RAID 5:</text:span><text:span text:style-name="T4"> Como mínimo utilizamos 3 discos:</text:span></text:p>
        </text:list-item>
      </text:list>
      <text:p text:style-name="P7"><text:span text:style-name="T5">Lo realizamos con el siguiente comando: mdadm -C </text:span><text:span text:style-name="T3">dev</text:span><text:span text:style-name="T5">/md0 –level=raid5 –radi-devices=3 </text:span><text:span text:style-name="T3">dev</text:span><text:span text:style-name="T5">/vdb </text:span><text:span text:style-name="T3">dev</text:span><text:span text:style-name="T5">/vdc </text:span><text:span text:style-name="T3">dev</text:span><text:span text:style-name="T5">/vdd</text:span></text:p>
      <text:list xml:id="list4129500036" text:style-name="L4">
        <text:list-item>
          <text:p text:style-name="P6"><text:span text:style-name="T6">RAID 6:</text:span><text:span text:style-name="T4"> Como mínimo utilizamos <text:s/>discos:</text:span></text:p>
        </text:list-item>
      </text:list>
      <text:p text:style-name="P2"><text:span text:style-name="T4">Lo realizamos con el siguiente comando: mdadm -C </text:span><text:span text:style-name="T2">dev</text:span><text:span text:style-name="T4">/md0 –level=raid5 –radi-devices=4 </text:span><text:span text:style-name="T2">dev</text:span><text:span text:style-name="T4">/vdb </text:span><text:span text:style-name="T2">dev</text:span><text:span text:style-name="T4">/vdc </text:span><text:span text:style-name="T2">dev</text:span><text:span text:style-name="T4">/vdd </text:span><text:span text:style-name="T2">dev</text:span><text:span text:style-name="T4">/vde</text:span></text:p>
      <text:p text:style-name="P2"><text:span text:style-name="T4"/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0:51:39.805330112</meta:creation-date>
    <dc:date>2023-11-23T11:06:08.606756321</dc:date>
    <meta:editing-duration>PT1M27S</meta:editing-duration>
    <meta:editing-cycles>1</meta:editing-cycles>
    <meta:document-statistic meta:table-count="0" meta:image-count="0" meta:object-count="0" meta:page-count="1" meta:paragraph-count="16" meta:word-count="195" meta:character-count="1272" meta:non-whitespace-character-count="1096"/>
    <meta:generator>LibreOffice/7.3.7.2$Linux_X86_64 LibreOffice_project/30$Build-2</meta:generator>
  </office:meta>
</office:document-meta>
</file>